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an</text:p>
          </table:table-cell>
          <table:table-cell office:value-type="string" calcext:value-type="string">
            <text:p>command_id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prixAc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0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06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06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07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09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20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25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26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.65" calcext:value-type="float">
            <text:p>8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50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5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5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25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V885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9" calcext:value-type="float">
            <text:p>0.69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DO01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01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02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0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02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03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03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07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14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147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8" calcext:value-type="float">
            <text:p>1.98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DO016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.05" calcext:value-type="float">
            <text:p>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16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17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28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43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0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20705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mand_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prixAcha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0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0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0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07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0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2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2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2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5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5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E5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H2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AHV8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1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DO1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01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1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2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4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Y0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E2070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20:06:56.290113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8:11:14.377792507</meta:creation-date>
    <dc:date>2021-02-03T20:34:01.705496648</dc:date>
    <meta:editing-duration>PT37M34S</meta:editing-duration>
    <meta:editing-cycles>6</meta:editing-cycles>
    <meta:generator>LibreOffice/6.4.6.2$Linux_X86_64 LibreOffice_project/40$Build-2</meta:generator>
    <meta:document-statistic meta:table-count="2" meta:cell-count="279" meta:object-count="0"/>
  </office:meta>
</office:document-meta>
</file>